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libri2" svg:font-family="Calibri" style:font-adornments="Regular" style:font-family-generic="swiss"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office:font-face-decls>
  <office:automatic-styles>
    <style:style style:name="P1" style:family="paragraph" style:parent-style-name="Footer">
      <style:paragraph-properties>
        <style:tab-stops>
          <style:tab-stop style:position="7.5cm" style:type="center"/>
          <style:tab-stop style:position="16.503cm" style:type="right"/>
        </style:tab-stops>
      </style:paragraph-properties>
    </style:style>
    <style:style style:name="P2" style:family="paragraph" style:parent-style-name="List_20_Paragraph" style:list-style-name="WWNum1">
      <style:paragraph-properties fo:margin-left="1cm" fo:margin-right="0cm" fo:margin-top="0.212cm" fo:margin-bottom="0.212cm" style:contextual-spacing="false" fo:text-align="justify" style:justify-single-word="false" fo:text-indent="-0.63cm" style:auto-text-indent="false"/>
    </style:style>
    <style:style style:name="P3" style:family="paragraph" style:parent-style-name="List_20_Paragraph" style:list-style-name="WWNum2">
      <style:paragraph-properties fo:margin-left="1.501cm" fo:margin-right="0cm" fo:margin-top="0.212cm" fo:margin-bottom="0cm" style:contextual-spacing="false" fo:text-align="justify" style:justify-single-word="false" fo:text-indent="-0.63cm" style:auto-text-indent="false"/>
    </style:style>
    <style:style style:name="P4" style:family="paragraph" style:parent-style-name="List_20_Paragraph" style:list-style-name="WWNum2">
      <style:paragraph-properties fo:margin-left="2.752cm" fo:margin-right="0cm" fo:margin-top="0.212cm" fo:margin-bottom="0cm" style:contextual-spacing="false" fo:text-align="justify" style:justify-single-word="false" fo:text-indent="-1.251cm" style:auto-text-indent="false"/>
    </style:style>
    <style:style style:name="P5" style:family="paragraph" style:parent-style-name="List_20_Paragraph" style:list-style-name="WWNum2">
      <style:paragraph-properties fo:margin-left="2.752cm" fo:margin-right="0cm" fo:margin-top="0.212cm" fo:margin-bottom="0cm" style:contextual-spacing="false" fo:text-align="justify" style:justify-single-word="false" fo:text-indent="-1.27cm" style:auto-text-indent="false"/>
    </style:style>
    <style:style style:name="P6" style:family="paragraph" style:parent-style-name="List_20_Paragraph">
      <style:paragraph-properties fo:margin-left="1cm" fo:margin-right="0cm" fo:margin-top="0.212cm" fo:margin-bottom="0cm" style:contextual-spacing="false" fo:text-align="justify" style:justify-single-word="false" fo:text-indent="1cm" style:auto-text-indent="false"/>
    </style:style>
    <style:style style:name="P7" style:family="paragraph" style:parent-style-name="List_20_Paragraph" style:list-style-name="WWNum3">
      <style:paragraph-properties fo:margin-top="0.212cm" fo:margin-bottom="0cm" style:contextual-spacing="false" fo:text-align="justify" style:justify-single-word="false"/>
    </style:style>
    <style:style style:name="P8" style:family="paragraph" style:parent-style-name="List_20_Paragraph" style:list-style-name="WWNum3">
      <style:paragraph-properties fo:margin-left="3.752cm" fo:margin-right="0cm" fo:margin-top="0.212cm" fo:margin-bottom="0cm" style:contextual-spacing="false" fo:text-align="justify" style:justify-single-word="false" fo:text-indent="-0.635cm" style:auto-text-indent="false"/>
    </style:style>
    <style:style style:name="P9" style:family="paragraph" style:parent-style-name="List_20_Paragraph" style:list-style-name="WWNum3">
      <style:paragraph-properties fo:margin-left="4.001cm" fo:margin-right="0cm" fo:margin-top="0.212cm" fo:margin-bottom="0cm" style:contextual-spacing="false" fo:text-align="justify" style:justify-single-word="false" fo:text-indent="-0.635cm" style:auto-text-indent="false"/>
    </style:style>
    <style:style style:name="P10" style:family="paragraph" style:parent-style-name="List_20_Paragraph">
      <style:paragraph-properties fo:margin-left="1.249cm" fo:margin-right="0cm" fo:margin-top="0.212cm" fo:margin-bottom="0cm" style:contextual-spacing="false" fo:text-align="justify" style:justify-single-word="false" fo:text-indent="0.751cm" style:auto-text-indent="false"/>
    </style:style>
    <style:style style:name="P11" style:family="paragraph" style:parent-style-name="List_20_Paragraph" style:list-style-name="WWNum9">
      <style:paragraph-properties fo:margin-top="0.212cm" fo:margin-bottom="0cm" style:contextual-spacing="false" fo:text-align="justify" style:justify-single-word="false"/>
    </style:style>
    <style:style style:name="P12" style:family="paragraph" style:parent-style-name="List_20_Paragraph" style:list-style-name="WWNum9">
      <style:paragraph-properties fo:margin-left="2cm" fo:margin-right="0cm" fo:margin-top="0.212cm" fo:margin-bottom="0cm" style:contextual-spacing="false" fo:text-align="justify" style:justify-single-word="false" fo:text-indent="-0.635cm" style:auto-text-indent="false"/>
    </style:style>
    <style:style style:name="P13" style:family="paragraph" style:parent-style-name="List_20_Paragraph" style:list-style-name="WWNum10">
      <style:paragraph-properties fo:margin-top="0.212cm" fo:margin-bottom="0cm" style:contextual-spacing="false" fo:text-align="justify" style:justify-single-word="false"/>
    </style:style>
    <style:style style:name="P14" style:family="paragraph" style:parent-style-name="List_20_Paragraph" style:list-style-name="WWNum11">
      <style:paragraph-properties fo:margin-top="0.212cm" fo:margin-bottom="0cm" style:contextual-spacing="false" fo:text-align="justify" style:justify-single-word="false"/>
    </style:style>
    <style:style style:name="P15" style:family="paragraph" style:parent-style-name="List_20_Paragraph">
      <style:paragraph-properties fo:margin-left="2.635cm" fo:margin-right="0cm" fo:margin-top="0.212cm" fo:margin-bottom="0cm" style:contextual-spacing="false" fo:text-align="justify" style:justify-single-word="false" fo:text-indent="0cm" style:auto-text-indent="false"/>
    </style:style>
    <style:style style:name="P16" style:family="paragraph" style:parent-style-name="List_20_Paragraph" style:list-style-name="WWNum12">
      <style:paragraph-properties fo:margin-left="1cm" fo:margin-right="0cm" fo:margin-top="0.212cm" fo:margin-bottom="0cm" style:contextual-spacing="false" fo:text-align="justify" style:justify-single-word="false" fo:text-indent="-0.769cm" style:auto-text-indent="false"/>
    </style:style>
    <style:style style:name="P17" style:family="paragraph" style:parent-style-name="List_20_Paragraph" style:list-style-name="WWNum12">
      <style:paragraph-properties fo:margin-left="1cm" fo:margin-right="0cm" fo:margin-top="0.212cm" fo:margin-bottom="0cm" style:contextual-spacing="false" fo:text-align="justify" style:justify-single-word="false" fo:text-indent="-0.769cm" style:auto-text-indent="false" fo:break-before="page"/>
    </style:style>
    <style:style style:name="P18" style:family="paragraph" style:parent-style-name="List_20_Paragraph" style:list-style-name="WWNum12">
      <style:paragraph-properties fo:margin-left="1.501cm" fo:margin-right="0cm" fo:margin-top="0.212cm" fo:margin-bottom="0cm" style:contextual-spacing="false" fo:text-align="justify" style:justify-single-word="false" fo:text-indent="-0.75cm" style:auto-text-indent="false">
        <style:tab-stops>
          <style:tab-stop style:position="2cm"/>
        </style:tab-stops>
      </style:paragraph-properties>
    </style:style>
    <style:style style:name="P19" style:family="paragraph" style:parent-style-name="List_20_Paragraph" style:list-style-name="WWNum12">
      <style:paragraph-properties fo:margin-left="1.501cm" fo:margin-right="0cm" fo:margin-top="0.212cm" fo:margin-bottom="0cm" style:contextual-spacing="false" fo:text-align="justify" style:justify-single-word="false" fo:text-indent="-0.75cm" style:auto-text-indent="false" fo:break-before="page">
        <style:tab-stops>
          <style:tab-stop style:position="2cm"/>
        </style:tab-stops>
      </style:paragraph-properties>
    </style:style>
    <style:style style:name="P20" style:family="paragraph" style:parent-style-name="List_20_Paragraph">
      <style:paragraph-properties fo:margin-left="2cm" fo:margin-right="0cm" fo:margin-top="0.212cm" fo:margin-bottom="0cm" style:contextual-spacing="false" fo:text-align="justify" style:justify-single-word="false" fo:text-indent="1cm" style:auto-text-indent="false"/>
    </style:style>
    <style:style style:name="P21" style:family="paragraph" style:parent-style-name="List_20_Paragraph">
      <style:paragraph-properties fo:margin-left="1cm" fo:margin-right="0cm" fo:margin-top="0.212cm" fo:margin-bottom="0cm" style:contextual-spacing="false" fo:text-align="justify" style:justify-single-word="false" fo:text-indent="0cm" style:auto-text-indent="false"/>
      <style:text-properties fo:font-size="12pt" fo:language="eu" fo:country="ES" style:text-underline-style="solid" style:text-underline-width="auto" style:text-underline-color="font-color" fo:font-weight="bold" style:font-size-asian="12pt" style:font-weight-asian="bold" style:font-size-complex="12pt"/>
    </style:style>
    <style:style style:name="P22" style:family="paragraph" style:parent-style-name="List_20_Paragraph" style:list-style-name="WWNum20"/>
    <style:style style:name="P23" style:family="paragraph" style:parent-style-name="List_20_Paragraph" style:list-style-name="WWNum21"/>
    <style:style style:name="P24" style:family="paragraph" style:parent-style-name="List_20_Paragraph">
      <style:paragraph-properties fo:margin-left="2.635cm" fo:margin-right="0cm" fo:margin-top="0.212cm" fo:margin-bottom="0cm" style:contextual-spacing="false" fo:text-align="justify" style:justify-single-word="false" fo:text-indent="0cm" style:auto-text-indent="false"/>
      <style:text-properties fo:language="eu" fo:country="ES"/>
    </style:style>
    <style:style style:name="P25" style:family="paragraph" style:parent-style-name="List_20_Paragraph">
      <style:paragraph-properties fo:margin-left="1cm" fo:margin-right="0cm" fo:margin-top="0.212cm" fo:margin-bottom="0cm" style:contextual-spacing="false" fo:text-align="justify" style:justify-single-word="false" fo:text-indent="1cm" style:auto-text-indent="false"/>
      <style:text-properties fo:language="eu" fo:country="ES"/>
    </style:style>
    <style:style style:name="P26" style:family="paragraph" style:parent-style-name="Standard">
      <style:paragraph-properties fo:margin-left="2.752cm" fo:margin-right="0cm" fo:margin-top="0.212cm" fo:margin-bottom="0cm" style:contextual-spacing="false" fo:text-align="justify" style:justify-single-word="false" fo:text-indent="1cm" style:auto-text-indent="false"/>
    </style:style>
    <style:style style:name="P27" style:family="paragraph" style:parent-style-name="Standard">
      <style:text-properties fo:font-size="12pt" fo:language="eu" fo:country="ES" fo:font-weight="bold" style:font-size-asian="12pt" style:font-weight-asian="bold" style:font-size-complex="12pt"/>
    </style:style>
    <style:style style:name="P28" style:family="paragraph" style:parent-style-name="Standard">
      <style:text-properties fo:font-size="12pt" fo:language="eu" fo:country="ES" style:text-underline-style="solid" style:text-underline-width="auto" style:text-underline-color="font-color" fo:font-weight="bold" style:font-size-asian="12pt" style:font-weight-asian="bold" style:font-size-complex="12pt"/>
    </style:style>
    <style:style style:name="T1" style:family="text">
      <style:text-properties fo:font-size="12pt" fo:language="eu" fo:country="ES" style:text-underline-style="solid" style:text-underline-width="auto" style:text-underline-color="font-color" fo:font-weight="bold" style:font-size-asian="12pt" style:font-weight-asian="bold" style:font-size-complex="12pt"/>
    </style:style>
    <style:style style:name="T2" style:family="text">
      <style:text-properties fo:font-size="12pt" fo:language="eu" fo:country="ES" fo:font-weight="bold" style:font-size-asian="12pt" style:font-weight-asian="bold" style:font-size-complex="12pt"/>
    </style:style>
    <style:style style:name="T3" style:family="text">
      <style:text-properties fo:font-size="12pt" fo:language="eu" fo:country="ES" style:font-size-asian="12pt" style:font-size-complex="12pt"/>
    </style:style>
    <style:style style:name="T4" style:family="text">
      <style:text-properties fo:language="eu" fo:country="ES"/>
    </style:style>
    <style:style style:name="T5" style:family="text">
      <style:text-properties fo:language="eu" fo:country="ES" fo:font-weight="bold" style:font-weight-asian="bold"/>
    </style:style>
    <style:style style:name="T6" style:family="text">
      <style:text-properties fo:language="en" fo:country="US"/>
    </style:style>
    <style:style style:name="T7" style:family="text">
      <style:text-properties fo:color="#052940" loext:opacity="100%" fo:font-size="7pt" fo:background-color="#ffffff" loext:char-shading-value="0" style:font-size-asian="7pt" style:font-size-complex="7pt"/>
    </style:style>
    <style:style style:name="T8" style:family="text">
      <style:text-properties fo:font-weight="bold" style:font-weight-asian="bold"/>
    </style:style>
    <style:style style:name="T9" style:family="text">
      <style:text-properties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WWNum1">
        <text:list-item>
          <text:p text:style-name="P2"><text:span text:style-name="T1">ERP-CRM sistemak identifikatu</text:span></text:p>
        </text:list-item>
      </text:list>
      <text:list xml:id="list700956716" text:style-name="WWNum2">
        <text:list-item>
          <text:list>
            <text:list-item>
              <text:p text:style-name="P3"><text:span text:style-name="T1">ERP kontzeptua</text:span></text:p>
              <text:list>
                <text:list-item>
                  <text:p text:style-name="P4"><text:span text:style-name="T1">Zer da ERP bat?</text:span></text:p>
                </text:list-item>
              </text:list>
            </text:list-item>
          </text:list>
        </text:list-item>
      </text:list>
      <text:p text:style-name="P6"><text:span text:style-name="T4">ERP (</text:span><text:span text:style-name="T6">Enterprise Resource Planning</text:span><text:span text:style-name="T4">) </text:span><text:span text:style-name="T5">enpresako baliabideen plangintza</text:span><text:span text:style-name="T4">. </text:span></text:p>
      <text:p text:style-name="P6"><text:span text:style-name="T4">ERP kudeaketa sistemak, enpresa bateko sail funtzional guztiak era integratu batetan lan egiteko sortu ziren: finantzak, produkzioa, erosketak, salmentak, giza baliabideak… Bezero bakoitzarentzat egokituak izan daitezke.</text:span></text:p>
      <text:p text:style-name="P6"><text:span text:style-name="T4">ERP batek enpresa baten negozio prozesuko funtzio guztiak asebete behar ditu.</text:span></text:p>
      <text:p text:style-name="P6"><text:span text:style-name="T4">Merkatuan ERP sistemak aurkeztu arte enpresa berean software independentea erabiltzen zen sail edo departamendu bakoitzarentzat. Horrela datuak eta formatuak ezberdinak ziren eta informazioa integratzea ez zen erraza.</text:span></text:p>
      <text:list xml:id="list140659751838320" text:continue-numbering="true" text:style-name="WWNum2">
        <text:list-item>
          <text:list>
            <text:list-item>
              <text:list>
                <text:list-item>
                  <text:p text:style-name="P4"><text:span text:style-name="T1">Berezitasunak</text:span></text:p>
                </text:list-item>
              </text:list>
            </text:list-item>
          </text:list>
        </text:list-item>
      </text:list>
      <text:p text:style-name="P6"><text:span text:style-name="T4">ERP sistema batek </text:span><text:span text:style-name="T5">kudeaketa</text:span><text:span text:style-name="T4"> programa ezberdinen funtzionalitatea konbinatzen du programa bakar batean, zentralizatutako datu base bakarrean oinarriturik. Hau da, nahiz eta departamendu ezberdinak egon, datuak bakarrak izango dira (adibidez: faktura bat bezeroen moduluan erregistratu bada, kontabilitate eta finantza moduluan ez da berriro sartu behar).</text:span></text:p>
      <text:p text:style-name="P6"><text:span text:style-name="T4">Sistema bat ERP bezala onartzeko hurrengo berezitasunak bete behar ditu:</text:span></text:p>
      <text:list xml:id="list343713167" text:style-name="WWNum3">
        <text:list-item>
          <text:p text:style-name="P7"><text:span text:style-name="T5">Malgutasuna.</text:span><text:span text:style-name="T4"> ERP sistema bat malgua izan behar da, enpresetako aldaketa guztiei erantzuteko. </text:span></text:p>
        </text:list-item>
        <text:list-item>
          <text:p text:style-name="P7"><text:span text:style-name="T5">Modularitatea.</text:span><text:span text:style-name="T4"> <text:s/>ERP sistema, arkitektura ireki sistema bat da, hau da, modulu bat erabil dezake besteetan eragina eduki gabe. Sistemak hardware plataforma anitz jasaten ditu, enpresa askok sistema heterogeneoak dituztelako. Gainera, beranduago beste modulu batzuk aldatu edo gehitu nahi izanez gero, laguntza eman behar du.</text:span></text:p>
        </text:list-item>
        <text:list-item>
          <text:p text:style-name="P7"><text:span text:style-name="T5">Ulerkorra.</text:span><text:span text:style-name="T4"> Sistema, enpresetako organizazio egitura ezberdinak jasateko gai izan behar da.</text:span></text:p>
        </text:list-item>
        <text:list-item>
          <text:p text:style-name="P7"><text:span text:style-name="T5">Konektibitatea.</text:span><text:span text:style-name="T4"> Sistema ez da enpresako gune fisiko batean egon behar eta enpresa berdineko beste entitate batzuekin konektatzeko aukera eduki behar du.</text:span></text:p>
        </text:list-item>
        <text:list-item>
          <text:p text:style-name="P7"><text:span text:style-name="T5">Negozio era ezberdinen aukeraketa.</text:span><text:span text:style-name="T4"> Planeta osoko negozio praktika onenen aukera eduki behar du. </text:span></text:p>
        </text:list-item>
        <text:list-item>
          <text:p text:style-name="P7"><text:span text:style-name="T5">Errealitatearen simulazioa. </text:span><text:span text:style-name="T4">Ordenagailuan enpresako errealitatearen simulazioa egiten utzi behar du. </text:span></text:p>
        </text:list-item>
      </text:list>
      <text:list xml:id="list140659975916991" text:continue-list="list140659751838320" text:style-name="WWNum2">
        <text:list-item>
          <text:list>
            <text:list-item>
              <text:list>
                <text:list-item>
                  <text:p text:style-name="P4"><text:span text:style-name="T4"><text:s/></text:span><text:span text:style-name="T1">Eboluzioa </text:span></text:p>
                </text:list-item>
              </text:list>
            </text:list-item>
          </text:list>
        </text:list-item>
      </text:list>
      <text:p text:style-name="P6"><text:span text:style-name="T4">ERP sistemen arbasoek 40 urteko curriculum luzea dute, urte hauetan arrakasta eta akats batzuk eduki dituztelarik. </text:span></text:p>
      <text:p text:style-name="P6"><text:span text:style-name="T4">60. hamarkada aurretik eta enpresen kudeaketa zuzena bermatzeko, enpresa asko inbentario kudeaketa tekniketan oinarritzen ziren. Ezagunena EQQ (</text:span><text:span text:style-name="T6">Economic order of Quantities</text:span><text:span text:style-name="T4">) zen. </text:span></text:p>
      <text:p text:style-name="P6"><text:soft-page-break/><text:span text:style-name="T4">60. hamarkada ondoren, MRP </text:span><text:span text:style-name="T6">Material Resource Planning</text:span><text:span text:style-name="T4"> (Material eskaeren planifikazioa) teknika sortzen da. Teknika honek 80. hamarkadan ezagutuko du bere bigarren fasea. MRP inbentarioak kudeatzeko era aktibo, sinple eta logikoa da. Baina errealitatean egoeran datu kopuru handia sortzen du eta hau ordenagailu batean inplantatzeko ez da oso egokia. Oso astuna egiten da, batez ere prozesu hau eskuz egiten bada.</text:span></text:p>
      <text:p text:style-name="P6"><text:span text:style-name="T4">MRP-ak emaitza oso onak eduki zituen:</text:span></text:p>
      <text:list xml:id="list140659048643046" text:continue-list="list343713167" text:style-name="WWNum3">
        <text:list-item>
          <text:p text:style-name="P8"><text:span text:style-name="T4">Biltegiratze stock kopurua gutxitzeko.</text:span></text:p>
        </text:list-item>
        <text:list-item>
          <text:p text:style-name="P8"><text:span text:style-name="T4">Produkzio eta distribuzio denborak murrizteko.</text:span></text:p>
        </text:list-item>
        <text:list-item>
          <text:p text:style-name="P8"><text:span text:style-name="T4">Maila guztietan efizientzia hobeagotu egiten da.</text:span></text:p>
        </text:list-item>
      </text:list>
      <text:p text:style-name="P6"><text:span text:style-name="T4">70. hamarkadan MRP teknikaren antzeko bat agertzen da, baina logika mailatik aldatuta. CL MRP </text:span><text:span text:style-name="T6">Closed Loop Material Resource Planning </text:span><text:span text:style-name="T4">(Ziklo itxiko Material eskaeren planifikazioa). Teknika berri honekin produkzioa kontutan hartu zen.</text:span></text:p>
      <text:p text:style-name="P6"><text:span text:style-name="T4">80. hamarkadan MRP-aren eboluzioa sortzen da, MRP-II. Hau, produkzio errekurtsoen planifikazio kontzeptura heltzen da eta kudeaketa enpresako beste mailatara eramatearen beharra <text:s/>du.</text:span></text:p>
      <text:p text:style-name="P6"><text:span text:style-name="T4">Honekin, enpresa bateko errekurtsoak kudeatzeko metodo bat sortzen da. Horrela sortzen da lehenengo ERP-aren kontzeptua: negozioen plangintza, produkzio plangintza, produkzio denboren taulak, material plangintza eta gaitasun plangintza.</text:span></text:p>
      <text:p text:style-name="P6"><text:span text:style-name="T4">Sistema honen emaitza, beste txosten finantza batzuekin integratu behar da, balantzeak, eskaerak, erosketa, stockak, produkzioa, …</text:span></text:p>
      <text:p text:style-name="P6"><text:span text:style-name="T4">Urteak zehar, beste tresna garrantzitsu asko eboluzionatu egin ziren, produkzio kudeaketa prozesu guztia automatizatuz:</text:span></text:p>
      <text:list xml:id="list140659109929026" text:continue-numbering="true" text:style-name="WWNum3">
        <text:list-item>
          <text:p text:style-name="P8"><text:span text:style-name="T4">Marrazketa ordenagailuaren laguntzarekin</text:span></text:p>
        </text:list-item>
        <text:list-item>
          <text:p text:style-name="P8"><text:span text:style-name="T4">Produkzioa ordenagailuaren laguntzarekin</text:span></text:p>
        </text:list-item>
        <text:list-item>
          <text:p text:style-name="P8"><text:span text:style-name="T4">Produkzio integratua ordenagailuarekin</text:span></text:p>
        </text:list-item>
        <text:list-item>
          <text:p text:style-name="P8"><text:span text:style-name="T4">Produkzio kudeaketa sistemak bezeroaren eraginarekin</text:span></text:p>
        </text:list-item>
      </text:list>
      <text:p text:style-name="P6"><text:span text:style-name="T4">90. hamarkadan garaiko teknologia berriekin ERP </text:span><text:span text:style-name="T6">Enterprise Resource Planning</text:span><text:span text:style-name="T4"> (Enpresa kudeaketarako softwarea) sortzen da. Enpresa baten dauden azpisistema guztiak integratzen dira eta ERP-ak emaitza hobeagoak ematen dituzte, banaka egindako azpisistemak baino.</text:span></text:p>
      <text:p text:style-name="P10"><text:span text:style-name="T4">Erabiltzen diren bakarkako ohiko aplikazio sistema gehienak, datuak manipulatzeko tresnak besterik ez dira. Datuak biltegiratzen dituzte, prozesatu eta erabiltzaileak behar dituen eran aurkezten dira. Prozesu honek duen arazo bakarra, departamendu ezberdinak erabiltzen dituzten sistemak ez daudela konektaturik. ERP sistema batek gauza bera egiten du, baina modu ezberdinean. Datuekin sortutako ehundaka taula sortzen dira eta sortu diren departamenduan bakarrik geratzen dira. Eta datu hauek ez dira beste departamentuetan erabiltzen.</text:span></text:p>
      <text:p text:style-name="P6"><text:span text:style-name="T4">Teknologiaren eboluzioak eta hardwarearen prezio murrizketei esker, enpresa txiki eta ertainak ERP sistema bat eduki dezakete. Lehenengo ERP-ak, mainframetan lan egiteko sortu ziren. PC-ak sortu zirenean eta bezero/zerbitzari arkitekturak, datu baseen kudeaketa sistemen erlazioa web teknologiekin, ERP sistemen erabilera erraztu zuen.</text:span></text:p>
      <text:p text:style-name="P6"><text:soft-page-break/><text:span text:style-name="T4">Datu transferentzia enpresako departamendu ezberdinetatik elektronikoki egitea ere oso garrantzitsua da. Datuak, dendetan, biltegietan, edo beste toki batzuetan egon daitezke. Konektibitatea dela eta internet, intranet eta abarrek asko lagunduko dute ERP-en etorkizunerako.</text:span></text:p>
      <text:p text:style-name="P6"><text:span text:style-name="T4">ERP-ak gaur egun arte eboluzionatu dute eta eboluzionatzen jarraitzen dute.</text:span></text:p>
      <text:list xml:id="list140658682074006" text:continue-list="list140659975916991" text:style-name="WWNum2">
        <text:list-item>
          <text:list>
            <text:list-item>
              <text:list>
                <text:list-item>
                  <text:p text:style-name="P5"><text:span text:style-name="T2">Bere erabilerarekin lortutako onura</text:span></text:p>
                </text:list-item>
              </text:list>
            </text:list-item>
          </text:list>
        </text:list-item>
      </text:list>
      <text:p text:style-name="P6"><text:span text:style-name="T4">ERP software sortzaile ezberdinak (SAP, Oracle, …) beraien benefizio bereziak dituzte. Baina ERP gehienak Enpresa erabiltzailearentzat onura komunak dituzte eta hauek dira:</text:span></text:p>
      <text:list xml:id="list2658991725" text:style-name="WWNum9">
        <text:list-item>
          <text:p text:style-name="P11"><text:span text:style-name="T4">Enpresako prozesu komertzial guztiak edo gehienak maneiatzeko sistema bakarra.</text:span></text:p>
        </text:list-item>
        <text:list-item>
          <text:p text:style-name="P11"><text:span text:style-name="T4">Aplikazioen funtzioak integraturik daude.</text:span></text:p>
        </text:list-item>
        <text:list-item>
          <text:p text:style-name="P11"><text:span text:style-name="T4">Kudeaketa kostuak murriztu egiten dira.</text:span></text:p>
        </text:list-item>
        <text:list-item>
          <text:p text:style-name="P11"><text:span text:style-name="T4">Inbertsio itzulketa handitzen du. </text:span></text:p>
        </text:list-item>
        <text:list-item>
          <text:p text:style-name="P11"><text:span text:style-name="T4"><text:s/>Infraestruktura irekia. (Malgua).</text:span></text:p>
        </text:list-item>
      </text:list>
      <text:list xml:id="list140659159925052" text:continue-list="list140658682074006" text:style-name="WWNum2">
        <text:list-item>
          <text:list>
            <text:list-item>
              <text:list>
                <text:list-item>
                  <text:p text:style-name="P5"><text:span text:style-name="T2">ERP bat aukeratu</text:span></text:p>
                </text:list-item>
              </text:list>
            </text:list-item>
          </text:list>
        </text:list-item>
      </text:list>
      <text:p text:style-name="P6"><text:span text:style-name="T4">Softwarea, edozein enpresako kudeaketa eta eragiketen zutabe bihurtu da. Ondo funtzionatzen badu, enpresa eraginkorrago izango da. Horregatik, ERP bat aukeratu aurretik, ondo pentsatu behar da eta objetiboki, merkatuan dagoen eskaintza guztia begiratuz.</text:span></text:p>
      <text:p text:style-name="P6"><text:span text:style-name="T4">ERP bat aukeratzea lan konplexu bat da faktore anitz kontutan hartu behar direlako eta sarritan ez da erraza hori ebaluatzea. Horregatik, enpresa baterako ERP bat aukeratzeko orduan hurrengo oinarrizko puntuak kontutan eduki behar dira:</text:span></text:p>
      <text:list text:style-name="WWNum10">
        <text:list-item>
          <text:p text:style-name="P13"><text:span text:style-name="T4">Funtzionaltasuna.</text:span></text:p>
        </text:list-item>
        <text:list-item>
          <text:p text:style-name="P13"><text:span text:style-name="T4">Erabiliko den teknologia, etorkizunerako posibilitateak eduki behar ditu.</text:span></text:p>
        </text:list-item>
        <text:list-item>
          <text:p text:style-name="P13"><text:span text:style-name="T4">ERP-a jarriko duen enpresaren esperientzia.</text:span></text:p>
        </text:list-item>
        <text:list-item>
          <text:p text:style-name="P13"><text:span text:style-name="T4">Software fabrikatzailea.</text:span></text:p>
        </text:list-item>
        <text:list-item>
          <text:p text:style-name="P13"><text:span text:style-name="T4">Ezartzeko denborak.</text:span></text:p>
        </text:list-item>
        <text:list-item>
          <text:p text:style-name="P13"><text:span text:style-name="T4">Soportea, eguneratzeak.</text:span></text:p>
        </text:list-item>
        <text:list-item>
          <text:p text:style-name="P13"><text:span text:style-name="T4">Azken prezioa.</text:span></text:p>
        </text:list-item>
      </text:list>
      <text:p text:style-name="P6"><text:span text:style-name="T4">Banaka ikusiko ditugu:</text:span></text:p>
      <text:list xml:id="list1096024859" text:style-name="WWNum11">
        <text:list-item>
          <text:p text:style-name="P14"><text:span text:style-name="T5">Funtzionaltasuna.</text:span><text:span text:style-name="T4"> ERP-ak, enpresako behar asko konpontzeko moduluak dituzten aplikazioak dira eta “software horizontala” bezala katalogatzen dira. Nahiz eta gehienak area komunak eduki (kontabilitatea, fakturazioa, bezeroak, hornitzaileak, biltegia, produkzioa …) denak ez dute lan berdina egiten, eta ez dituzte ekintzen eskaintza bera izaten. Beraz, hurrengo galderak egin behar dira: </text:span></text:p>
        </text:list-item>
      </text:list>
      <text:list xml:id="list140658462895192" text:continue-list="list140659109929026" text:style-name="WWNum3">
        <text:list-item>
          <text:p text:style-name="P8"><text:span text:style-name="T4">Nire beharrizan funtzionalak betetzen ditu?</text:span></text:p>
        </text:list-item>
        <text:list-item>
          <text:p text:style-name="P8"><text:span text:style-name="T4">Nire enpresako antolakuntzarekin bateragarria da?</text:span></text:p>
        </text:list-item>
      </text:list>
      <text:p text:style-name="P26"><text:span text:style-name="T4">Softwarea enpesarako tresna bat izan behar da. Honek produktibitatea hobetzen lagundu behar du. Irtenbide bat izan behar da eta ez arazo bat.</text:span></text:p>
      <text:list xml:id="list140659834789226" text:continue-list="list1096024859" text:style-name="WWNum11">
        <text:list-item>
          <text:p text:style-name="P14"><text:soft-page-break/><text:span text:style-name="T5">Erabiliko den <text:s/>teknologia</text:span><text:span text:style-name="T4">, etorkizunerako posibilitateak eduki behar ditu, dinamikoa izan behar du. ERP bat enpresan ezartzen denean, softwarea eta hardwarea denbora luzean batera bizitzeko aukera eman behar du. </text:span></text:p>
        </text:list-item>
      </text:list>
      <text:p text:style-name="P15"><text:span text:style-name="T4">Softwarea aldatzeak langileengan eragina izango du, langileak formatu eta egokitu egin behar direlako, lan egiteko era aldatu egingo delako. Horregatik, luzerako irtenbide teknologiko bat aurkitu behar da. Nahiz eta, etorkizun laburreko beharrizanen arabera eguneratzeak egin beharko diren. </text:span></text:p>
      <text:list xml:id="list140658697408394" text:continue-numbering="true" text:style-name="WWNum11">
        <text:list-item>
          <text:p text:style-name="P14"><text:span text:style-name="T5">ERP-a jarriko duen enpresaren esperientzia</text:span><text:span text:style-name="T4">. ERP bat jartzeko orduan arrakasta eduki nahi izanez gero, kontutan izan behar da zein enpresak jarriko duen gure ERP-a. Aukeratu aurretik hurrengo galderak egin behar dira:</text:span></text:p>
        </text:list-item>
      </text:list>
      <text:list xml:id="list140660388153302" text:continue-list="list140658462895192" text:style-name="WWNum3">
        <text:list-item>
          <text:p text:style-name="P8"><text:span text:style-name="T4">Ze esperientzia du enpresak?</text:span></text:p>
        </text:list-item>
        <text:list-item>
          <text:p text:style-name="P8"><text:span text:style-name="T4">Zenbat denbora darama lanean?</text:span></text:p>
        </text:list-item>
        <text:list-item>
          <text:p text:style-name="P8"><text:span text:style-name="T4">Nire sektoreko beste enpresa batean ezarri dute software berdina edo antzekoa?</text:span></text:p>
        </text:list-item>
        <text:list-item>
          <text:p text:style-name="P8"><text:span text:style-name="T4">Nola bilatu ditzaket bere erreferentziak?</text:span></text:p>
        </text:list-item>
        <text:list-item>
          <text:p text:style-name="P8"><text:span text:style-name="T4">Zer berme eskeintzen du?</text:span></text:p>
        </text:list-item>
      </text:list>
      <text:list xml:id="list140659266293398" text:continue-list="list140658697408394" text:style-name="WWNum11">
        <text:list-item>
          <text:p text:style-name="P14"><text:span text:style-name="T5">Software fabrikatzailea.</text:span><text:span text:style-name="T4"> ERP-a garatu duen enpresaren informazioa edukitzea oso garrantzitsua da. ERP-ak eskaintzen dituen funtzionalitate guztien aurrean, garapen eta etorkizun planean, berak erantzun behar du. Beraz, hurrengo galderak egin behar dira:</text:span></text:p>
        </text:list-item>
      </text:list>
      <text:list xml:id="list140659833355961" text:continue-list="list140660388153302" text:style-name="WWNum3">
        <text:list-item>
          <text:p text:style-name="P8"><text:span text:style-name="T4">Zein da ERP-a garatuko duen enpresa?</text:span></text:p>
        </text:list-item>
        <text:list-item>
          <text:p text:style-name="P8"><text:span text:style-name="T4">Zein da bere eboluzioa azken urteetan?</text:span></text:p>
        </text:list-item>
        <text:list-item>
          <text:p text:style-name="P8"><text:span text:style-name="T4">Zenbat inplantazio ditu maila ezberdinetan?</text:span></text:p>
        </text:list-item>
        <text:list-item>
          <text:p text:style-name="P8"><text:span text:style-name="T4">Nire sektorerako baditu bertikalizazioak?</text:span></text:p>
        </text:list-item>
      </text:list>
      <text:list xml:id="list140659065097131" text:continue-list="list140659266293398" text:style-name="WWNum11">
        <text:list-item>
          <text:p text:style-name="P14"><text:span text:style-name="T5">Ezartzeko denborak.</text:span><text:span text:style-name="T4"> ERP bat inplantatzea proposatzen denean, jarritako epeetan bete behar da. Sarritan, hasierako planifikazio txarragatik urtebetera heltzen diren inplantazioak egiten dira. Kasu batzuetan kontratatutakoan bukatzeko epeak ez ziren markatu, hau arazo bihur daiteke. ERP bat aukeratu aurretik egin beharreko galderak:</text:span></text:p>
        </text:list-item>
      </text:list>
      <text:list xml:id="list140658728281678" text:continue-list="list140659833355961" text:style-name="WWNum3">
        <text:list-item>
          <text:p text:style-name="P8"><text:span text:style-name="T4">Zenbat denbora behar da ERP-a gure enpresan inplantatzeko?</text:span></text:p>
        </text:list-item>
        <text:list-item>
          <text:p text:style-name="P8"><text:span text:style-name="T4">Zein da proiektuaren plana?</text:span></text:p>
        </text:list-item>
        <text:list-item>
          <text:p text:style-name="P8"><text:span text:style-name="T4">Proiektu askok inplantazio denbora gutxi eskeintzen dute, baina kontuz eduki behar da, zenbat da gutxi? Zenbat da asko?. Hoberena proiektu ezberdinak konparatzea da. Gutxienez hilabeteko denbora behar da. </text:span></text:p>
        </text:list-item>
      </text:list>
      <text:list xml:id="list140658983213873" text:continue-list="list140659065097131" text:style-name="WWNum11">
        <text:list-item>
          <text:p text:style-name="P14"><text:span text:style-name="T5">Soportea, eguneratzeak.</text:span><text:span text:style-name="T4"> Eskaintzen duten soportea ondo aztertu eta eguneratzeak dituen ala ez begiratu behar da. Eguneratzeek eskeintzen dituenean zein kontratu mota duen aztertu behar da (lizentzien bataz besteko urteko kuota, lan orduak, …).</text:span></text:p>
        </text:list-item>
        <text:list-item>
          <text:p text:style-name="P14"><text:span text:style-name="T5">Azken kostua.</text:span><text:span text:style-name="T4"> Proiektuak kostu zuzenak eta zeharkakoak edukiko ditu. Kostu zuzenak aurrekontuetan agertzen dira (ERP lizentziak, aholkulari eta inplantazioa egin behar duten teknikoen orduak, inplantatu eta gero emango den soportea, bertsioaren eguneratzea, …). Bestalde, kostu ez zuzenak daude eta hauek normalean ez dira </text:span><text:soft-page-break/><text:span text:style-name="T4">aurrekontuan agertzen (behar den hardwarea, sistema eragilearen lizentzia/aplikazioak/beste enpresa batzuen liburutegia, formakuntza/pertsonalaren adaptazioa …). Aurrekontua eskatzen denean komeni da prezio hauek ere aintzat hartzea.</text:span></text:p>
        </text:list-item>
      </text:list>
      <text:list xml:id="list4250006190" text:style-name="WWNum12">
        <text:list-item>
          <text:list>
            <text:list-item>
              <text:p text:style-name="P16"><text:span text:style-name="T1">CRM baten kontzeptua (Bezeroen erlazioak kudeatzeko sistemak)</text:span></text:p>
              <text:list>
                <text:list-item>
                  <text:p text:style-name="P18"><text:span text:style-name="T2">Zer da CRM bat?</text:span></text:p>
                </text:list-item>
              </text:list>
            </text:list-item>
          </text:list>
        </text:list-item>
      </text:list>
      <text:p text:style-name="P6"><text:span text:style-name="T4">CRM (</text:span><text:span text:style-name="T6">Customer Relationship Management</text:span><text:span text:style-name="T4">): bezeroen erlazioak kudeatzeko sistemak. Organizazioaren estrategia bat da bezeroak ondo ezagutzeko, hau da, beraien betebeharrak detektatu, beraien gogobetetze maila handituz, enpresari dioten fideltasuna handituz eta enpresako errentagarritasuna edo bezeroak enpresari emango dion irabazia handituz. Hau guztia, enpresa eta bezeroaren arteko komunikazio edo kanal ezberdinetatik hartutako informazioa analizatuz egingo da.</text:span></text:p>
      <text:list xml:id="list140659255854731" text:continue-numbering="true" text:style-name="WWNum12">
        <text:list-item>
          <text:list>
            <text:list-item>
              <text:list>
                <text:list-item>
                  <text:p text:style-name="P18"><text:span text:style-name="T2">Berezitasunak</text:span></text:p>
                </text:list-item>
              </text:list>
            </text:list-item>
          </text:list>
        </text:list-item>
      </text:list>
      <text:p text:style-name="P6"><text:span text:style-name="T4">CRM batekin bezero, salmenta, marketing, salmenta osteko erantzun eta merkatuko tendentzien informazio asko lortzen da.</text:span></text:p>
      <text:p text:style-name="P6"><text:span text:style-name="T4">Enpresa eta bezeroen arteko erlazioak errazten ditu, bazkideekin, hornitzaile eta langileekin, baina bere helburua salmenta, marketing prozesuak eta salmenta osteko erantzuna erraztea da. </text:span></text:p>
      <text:p text:style-name="P6"><text:span text:style-name="T4">Toki bakar batean <text:s/>bezeroaren informazio guztia egon behar da, bai informazio pertsonala eta bai enpresarekin dituen erlazioen informazio guztia. Horretarako datu baseak daude.</text:span></text:p>
      <text:p text:style-name="P6"><text:span text:style-name="T4">Gainera, oso garrantzitsua da bezeroaren datuak eguneratzea, aldaketarik balego aldatu eta jarraipen bat eginez.</text:span></text:p>
      <text:p text:style-name="P6"><text:span text:style-name="T4">Orokorrean CRM baten berezitasunak hauek dira:</text:span></text:p>
      <text:list xml:id="list140659475353722" text:continue-list="list2658991725" text:style-name="WWNum9">
        <text:list-item>
          <text:p text:style-name="P11"><text:span text:style-name="T3">Bezeroaren informazioa gehitu.</text:span></text:p>
        </text:list-item>
        <text:list-item>
          <text:p text:style-name="P11"><text:span text:style-name="T3">Negozio aukera berriak identifikatu.</text:span></text:p>
        </text:list-item>
        <text:list-item>
          <text:p text:style-name="P11"><text:span text:style-name="T3">Bezeroari zerbitzuak hobetu.</text:span></text:p>
        </text:list-item>
        <text:list-item>
          <text:p text:style-name="P11"><text:span text:style-name="T3">Prozesuak optimizatu eta pertsonalizatu.</text:span></text:p>
        </text:list-item>
        <text:list-item>
          <text:p text:style-name="P11"><text:span text:style-name="T3">Eskaintza hobetu eta kostuak gutxitu.</text:span></text:p>
        </text:list-item>
        <text:list-item>
          <text:p text:style-name="P11"><text:span text:style-name="T3">Enpresan etekin gehien ateratzen duten bezeroak identifikatu.</text:span></text:p>
        </text:list-item>
        <text:list-item>
          <text:p text:style-name="P11"><text:span text:style-name="T3">Bezeroen leialtasuna bilatu.</text:span></text:p>
        </text:list-item>
        <text:list-item>
          <text:p text:style-name="P11"><text:span text:style-name="T3">Salmentak gehitu, bai oraingo bezeroagatik eta bai gurutzatutako salmentengatik.</text:span></text:p>
        </text:list-item>
      </text:list>
      <text:list xml:id="list140659958585768" text:continue-list="list140659255854731" text:style-name="WWNum12">
        <text:list-item>
          <text:list>
            <text:list-item>
              <text:list>
                <text:list-item>
                  <text:p text:style-name="P18"><text:span text:style-name="T2">Garapena </text:span></text:p>
                </text:list-item>
              </text:list>
            </text:list-item>
          </text:list>
        </text:list-item>
      </text:list>
      <text:p text:style-name="P6"><text:span text:style-name="T4">Neurriz egindako irtenbide bat garatu behar da: antolakuntzara ajustatu den irtenbidearen diseinua, bezero eta hornitzailearen artean garatu behar da. Hasiera batean zer behar den kontutan hartu eta gero piskanak handitzen joan. Lehentasuna erabiltzaileei eman behar zaie.</text:span><text:span text:style-name="T7">     </text:span><text:span text:style-name="apple-converted-space"><text:span text:style-name="T7"> </text:span></text:span></text:p>
      <text:p text:style-name="P27"/>
      <text:list xml:id="list140658944536204" text:continue-numbering="true" text:style-name="WWNum12">
        <text:list-item>
          <text:list>
            <text:list-item>
              <text:list>
                <text:list-item>
                  <text:p text:style-name="P19"><text:span text:style-name="T2">Bere erabilerarekin lortutako onura</text:span></text:p>
                </text:list-item>
              </text:list>
            </text:list-item>
          </text:list>
        </text:list-item>
      </text:list>
      <text:p text:style-name="P6"><text:span text:style-name="T4">CRM batek bere bezeroen portaera ezagutzen laguntzen du. Negozioa egiteko eragiketak edo moduak aldatuz bezeroak ahalik eta ondoen tratatzeko. CRM batek bere bezeroen balioa ezagutzen laguntzen du eta bezeroen harremanetatik irabaziak lortu. Bere bezeroak zenbat eta gehiago ulertu, hobe da enpresarentzat. CRM-a enpresako maila edo arlo guztientzako da ona.</text:span></text:p>
      <text:p text:style-name="P6"><text:span text:style-name="T4">Lortu daitezkeen onurak:</text:span></text:p>
      <text:list xml:id="list140658640678219" text:continue-list="list140658728281678" text:style-name="WWNum3">
        <text:list-item>
          <text:p text:style-name="P7"><text:span text:style-name="T4">Bezeroari zerbitzu hobeago eman.</text:span></text:p>
        </text:list-item>
        <text:list-item>
          <text:p text:style-name="P7"><text:span text:style-name="T4">Etekinak gehitu.</text:span></text:p>
        </text:list-item>
        <text:list-item>
          <text:p text:style-name="P7"><text:span text:style-name="T4">Bezero berriak aurkitu.</text:span></text:p>
        </text:list-item>
        <text:list-item>
          <text:p text:style-name="P7"><text:span text:style-name="T4">Salmentak bizkorrago egiten laguntzen du.</text:span></text:p>
        </text:list-item>
        <text:list-item>
          <text:p text:style-name="P7"><text:span text:style-name="T4">Marketing eta salmenta prozesuak erraztu.</text:span></text:p>
        </text:list-item>
        <text:list-item>
          <text:p text:style-name="P7"><text:span text:style-name="T4">Salmenta osteko erantzunak erraztu.</text:span></text:p>
        </text:list-item>
      </text:list>
      <text:list xml:id="list140660446396101" text:continue-list="list140658944536204" text:style-name="WWNum12">
        <text:list-item>
          <text:list>
            <text:list-item>
              <text:list>
                <text:list-item>
                  <text:p text:style-name="P18"><text:span text:style-name="T2">CRM bat aukeratu</text:span></text:p>
                </text:list-item>
              </text:list>
            </text:list-item>
          </text:list>
        </text:list-item>
      </text:list>
      <text:p text:style-name="P6"><text:span text:style-name="T4">Egokia den irtenbidea aukeratu aurretik, behar ditugun berezitasunak analizatu behar ditugu, hau da, instalazio mota, gure negozio tamainarentzat zein izango zen irtenbide hoberena, datuetara nola atzitu nahi dugun, sistemako funtzionalitateak pertsonalizatu nahi baditugu …</text:span></text:p>
      <text:p text:style-name="P6"><text:span text:style-name="T4">Egokienak diren funtzionalitateak aukeratu behar ditugu. Baita ere oinarrizkoenak: salmenta mailak, marketing eta bezero zerbitzua.</text:span></text:p>
      <text:p text:style-name="P6"><text:span text:style-name="T4">Kontutan hartu behar da CRM-ak <text:s/>gizarte ingurunetan ere integratzen direla. Hau da, negozioko zein funtzionalitateak hartuko dute parte CRM kudeaketan (salmentak, marketinga, zerbitzuak, …), zer kanalekin, nola monitorizatuko dira kanpainak …</text:span></text:p>
      <text:list xml:id="list140659276661469" text:continue-numbering="true" text:style-name="WWNum12">
        <text:list-item>
          <text:list>
            <text:list-item>
              <text:p text:style-name="P16"><text:span text:style-name="T1">ERP-CRM sistema baten berezitasunak eta baldintzak</text:span></text:p>
              <text:list>
                <text:list-item>
                  <text:p text:style-name="P18"><text:span text:style-name="T2">Oinarrizko sistema eragilearekiko</text:span></text:p>
                </text:list-item>
              </text:list>
            </text:list-item>
          </text:list>
        </text:list-item>
      </text:list>
      <text:p text:style-name="P6"><text:span text:style-name="T4">Erabiltzen den ERP softwarearen arabera, sistema eragile ezberdinak erabili daitezke. <text:s/>Gehienak Windows GNU/Linux edo MacOS <text:s/>menpean lan egiteko prestatuta daude.</text:span></text:p>
      <text:list xml:id="list140659115048869" text:continue-numbering="true" text:style-name="WWNum12">
        <text:list-item>
          <text:list>
            <text:list-item>
              <text:list>
                <text:list-item>
                  <text:p text:style-name="P18"><text:span text:style-name="T2">Datu kudeaketa sistemarekiko</text:span></text:p>
                </text:list-item>
              </text:list>
            </text:list-item>
          </text:list>
        </text:list-item>
      </text:list>
      <text:p text:style-name="P6"><text:span text:style-name="T4">Ohikoa da software fabrikatzaileen artean, datu base ezberdinen artean aukeratze posiblitatea eskaintzea. Adibidez Oracle edo MySQL. Sarritan softwareak berak du datu base bat integraturik. Gure kasuan OpenERP edo Oodo-rekin PostgreSQL instalatzen da.</text:span></text:p>
      <text:list xml:id="list140658892676186" text:continue-numbering="true" text:style-name="WWNum12">
        <text:list-item>
          <text:list>
            <text:list-item>
              <text:p text:style-name="P16"><text:span text:style-name="T1">Plataformaren konfigurazioak</text:span></text:p>
              <text:list>
                <text:list-item>
                  <text:p text:style-name="P18"><text:span text:style-name="T2">Sistemako moduluak: finantza arloa, kontu plana, …</text:span></text:p>
                </text:list-item>
              </text:list>
            </text:list-item>
          </text:list>
        </text:list-item>
      </text:list>
      <text:p text:style-name="P6"><text:span text:style-name="T4">ERP gehienak, modulu egitura ezberdinak moldatzen dituzte enpresa batetako prozesu ezberdinak jasateko: finantza kudeatzeko modulua, erosketa kudeatzeko modulua, salmenta kudeatzeko modulua, giza baliabideak modulua, produkzioa kudeatzeko modulua …</text:span></text:p>
      <text:p text:style-name="P6"><text:span text:style-name="T4">Modulu guzti hauek elkarkonektaturik daude eta datu base komun bat konpartitzen dute, horrela sortutako datuen koherentzia eta integrazioa garantizatzen da. </text:span></text:p>
      <text:p text:style-name="P6"><text:soft-page-break/><text:span text:style-name="T4">Produktu hauek modularrak izateak, sistema etapatan ezartzeko aukera ematen du, horrela, organizazioan inpaktu orokorra gutxitu egingo da, aurreko sistemen trantsizioa erraztuz. Normalean, martxan jartzen den lehen modulua finantzena da eta gero besteak ezartzen joango dira, enpresa bakoitzak duen berezitasunei begiratuz. </text:span></text:p>
      <text:p text:style-name="P6"><text:span text:style-name="T4">ERP-aren oinarrizko sistema, beste moduluei plataforma bezala baliotzeko, aplikazio tekniko eta behar den arkitekturarekin osaturik dago. <text:s/>Sistema bera kontrolatzeko kudeaketa tresnak ditu (errendimendua, beste aplikazio eta beste sistemekin komunikazioa, …) adibidez bere datu basea.</text:span></text:p>
      <text:list xml:id="list140659223347077" text:continue-list="list140659475353722" text:style-name="WWNum9">
        <text:list-item>
          <text:p text:style-name="P12"><text:span text:style-name="T5">Finantza modulua. </text:span></text:p>
        </text:list-item>
      </text:list>
      <text:p text:style-name="P20"><text:span text:style-name="T4">Finantza modulua, enpresako kontabilitateaz eta finantza kudeaketaz arduratzen da. Oinarrizkoa den modulu bat da ERP sisteman, beste moduluekin guztiz integraturik dagoelako. </text:span></text:p>
      <text:p text:style-name="P20"><text:span text:style-name="T4">Dituen funtzio anitzen artean hurrengoak aipa daitezke:</text:span></text:p>
      <text:list xml:id="list140658420276398" text:continue-list="list140658640678219" text:style-name="WWNum3">
        <text:list-item>
          <text:p text:style-name="P9"><text:span text:style-name="T4">Enpresako eragiketen kontabilizazioa.</text:span></text:p>
        </text:list-item>
        <text:list-item>
          <text:p text:style-name="P9"><text:span text:style-name="T4">Balantzeak eta emaitzen kontuak egitea.</text:span></text:p>
        </text:list-item>
        <text:list-item>
          <text:p text:style-name="P9"><text:span text:style-name="T4">Aurrekontuak, txostenak eta desbiderapen analisiak egitea.</text:span></text:p>
        </text:list-item>
        <text:list-item>
          <text:p text:style-name="P9"><text:span text:style-name="T4">Diruzaintza kudeaketa (ordainagiriak eta ordainketak kontrolatzeko fluxuak, kontu korronteen kudeaketa, kreditu lerroak eta deposituak, …).</text:span></text:p>
        </text:list-item>
        <text:list-item>
          <text:p text:style-name="P9"><text:span text:style-name="T4">Aktiboen kudeaketa.</text:span></text:p>
        </text:list-item>
      </text:list>
      <text:p text:style-name="P20"><text:span text:style-name="T4">Modulu honek enpresa bateko kudeaketa departamendurako beste funtzio zehatz batzuk eskaintzen ditu:</text:span></text:p>
      <text:list xml:id="list140659968860434" text:continue-numbering="true" text:style-name="WWNum3">
        <text:list-item>
          <text:p text:style-name="P9"><text:span text:style-name="T4">Fakturazioa.</text:span></text:p>
        </text:list-item>
        <text:list-item>
          <text:p text:style-name="P9"><text:span text:style-name="T4">Zergen balorazioa.</text:span></text:p>
        </text:list-item>
        <text:list-item>
          <text:p text:style-name="P9"><text:span text:style-name="T4">Diruaren kudeaketa eta ordaindu gabekoen erreklamazioak.</text:span></text:p>
        </text:list-item>
      </text:list>
      <text:list xml:id="list140659734302615" text:continue-list="list140659223347077" text:style-name="WWNum9">
        <text:list-item>
          <text:p text:style-name="P12"><text:span text:style-name="T5">Salmenta modulua.</text:span></text:p>
        </text:list-item>
      </text:list>
      <text:p text:style-name="P20"><text:span text:style-name="T4">Salmenta modulua, enpresak bezeroarekin duen erlazioarekin arduratzen da, jarduera aurre komertzial guztietan laguntza emanez (kontaktuak, aurrekontuak, …) eta salmenta ondoren (entrega, faktura, itzulketak, <text:s/>…).</text:span></text:p>
      <text:p text:style-name="P20"><text:span text:style-name="T4">Eskaeren kudeaketa eta konfigurazioa errazten du, baita ere distribuzio logistika, entrega prestaketa, espedizio eta garraioa.</text:span></text:p>
      <text:p text:style-name="P20"><text:span text:style-name="T4">Funtzionamendu egokia edukitzeko, salmenta modulua, biltegia, logistika, finantza modulua, produkzioa, eta abarrekin integraturik egon behar da. </text:span></text:p>
      <text:list xml:id="list140658756535295" text:continue-numbering="true" text:style-name="WWNum9">
        <text:list-item>
          <text:p text:style-name="P12"><text:span text:style-name="T5">Hornikuntza modulua.</text:span></text:p>
        </text:list-item>
      </text:list>
      <text:p text:style-name="P20"><text:span text:style-name="T4">Enpresa bateko hornikuntza prozesua, materialen kudeaketa eta hornitzaileekin dagoen erlazioa da.</text:span></text:p>
      <text:p text:style-name="P20"><text:span text:style-name="T4">Modulu hau oinarrizko datu base bitan eusten da: materialen datu basea eta hornitzaileen datu basea.</text:span></text:p>
      <text:p text:style-name="P20"><text:soft-page-break/><text:span text:style-name="T4">Hornikuntza moduluak, hornitzaileei egiten zaien eskaeren plangintza errazten du, enpresak dituen erosketa beharrizanen arabera.</text:span></text:p>
      <text:p text:style-name="P20"><text:span text:style-name="T4">Modulu honetan, hornitzaileen erregistroa ere kontsultatzeko aukera dago eta egin diren materialen mugimenduak.</text:span></text:p>
      <text:p text:style-name="P20"><text:span text:style-name="T4">Orokorrean, hornikuntza moduluak erosketa prozesu guztiei soportea eman behar die. Adibidez: hornitzaile eta tasa kudeaketa, eskaeren prozesuen kontrola, produktuen kudeaketa, zerbitzuak, hornitzeko kontratua, …</text:span></text:p>
      <text:list xml:id="list140659380861253" text:continue-numbering="true" text:style-name="WWNum9">
        <text:list-item>
          <text:p text:style-name="P12"><text:span text:style-name="T5">Produkzio modulua. </text:span></text:p>
        </text:list-item>
      </text:list>
      <text:p text:style-name="P20"><text:span text:style-name="T4">Produkzio modulua, enpresa bateko produkzio katean erabiltzen diren material eta zerbitzuak kudeatzeaz arduratzen da. Baita ere erabiltzen dituen errekurtsoekin (makinak, tresna, pertsonala).</text:span></text:p>
      <text:p text:style-name="P20"><text:span text:style-name="T4">Modulu honek, material eta errekurtsoen edukiera errazten du, muntaia edo fabrikatzeko aginduak emanez eta fabrikatzeko sistema ezberdinetako berezitasun zehatzetara egokituz.</text:span></text:p>
      <text:p text:style-name="P20"><text:span text:style-name="T4">Material stockaren kudeaketa ondo eramateko, modulu hau hornikuntza moduluarekin guztiz integratuta egon behar da. </text:span></text:p>
      <text:list xml:id="list140658415243601" text:continue-numbering="true" text:style-name="WWNum9">
        <text:list-item>
          <text:p text:style-name="P12"><text:span text:style-name="T5">Giza baliabideen modulua.</text:span></text:p>
        </text:list-item>
      </text:list>
      <text:p text:style-name="P20"><text:span text:style-name="T4">ERP bateko giza baliabideen moduluak, erakunde bateko langileekin erlazionaturik dagoen informazioa kudeatzen uzten du (datu pertsonalak, hartutako formakuntza, esperientzia, okupazioa, soldata, ibilbide profesionala, oporrak, gaixotasun bajak, sariak, isunak, …). Egiten dituen funtzio anitzen artean, hurrengoak aipatu daitezke:</text:span></text:p>
      <text:list xml:id="list140659546966104" text:continue-list="list140659968860434" text:style-name="WWNum3">
        <text:list-item>
          <text:p text:style-name="P9"><text:span text:style-name="T4">Antolamendu egituraren definizioa.</text:span></text:p>
        </text:list-item>
        <text:list-item>
          <text:p text:style-name="P9"><text:span text:style-name="T4">Pertsonalaren beharrizanen planifikazioa.</text:span></text:p>
        </text:list-item>
        <text:list-item>
          <text:p text:style-name="P9"><text:span text:style-name="T4">Pertsonalaren aukeraketa (ebaluaketa frogen kudeaketa, curriculumaren erregistroa, …).</text:span></text:p>
        </text:list-item>
        <text:list-item>
          <text:p text:style-name="P9"><text:span text:style-name="T4">Produkzio moduluarekin loturik dagoen presentzia kontrola (lan txandak eta ordutegien kudeaketa, oporrak , baja eta baimenen kudeaketa, …).</text:span></text:p>
        </text:list-item>
        <text:list-item>
          <text:p text:style-name="P9"><text:span text:style-name="T4">Pertsonala kontratatzeko soportea (kontratu ezberdinen erregistro eta aldaketak).</text:span></text:p>
        </text:list-item>
        <text:list-item>
          <text:p text:style-name="P9"><text:span text:style-name="T4">Prestakuntza jardueren kudeaketa.</text:span></text:p>
        </text:list-item>
        <text:list-item>
          <text:p text:style-name="P9"><text:span text:style-name="T4">Errepresentazio eta desplazamendu dietek sortutako gastuen erregistroa.</text:span></text:p>
        </text:list-item>
        <text:list-item>
          <text:p text:style-name="P9"><text:span text:style-name="T4">Nomina laguntzak.</text:span></text:p>
        </text:list-item>
      </text:list>
      <text:list xml:id="list140660345097148" text:continue-list="list140658415243601" text:style-name="WWNum9">
        <text:list-item>
          <text:p text:style-name="P12"><text:span text:style-name="T4">Beste modulu batzuk, …</text:span></text:p>
        </text:list-item>
      </text:list>
      <text:list xml:id="list140658545087088" text:continue-list="list140658892676186" text:style-name="WWNum12">
        <text:list-item>
          <text:list>
            <text:list-item>
              <text:list>
                <text:list-item>
                  <text:p text:style-name="P18"><text:span text:style-name="T2">Erabiltzaileak: ohikoak, kontaktuak, bezeroak.</text:span></text:p>
                </text:list-item>
              </text:list>
            </text:list-item>
          </text:list>
        </text:list-item>
      </text:list>
      <text:p text:style-name="P6"><text:span text:style-name="T4">Oso garrantzitsua da ERP batek erabiltzaileen formakuntza plan bat edukitzea. ERP berriaren erabilera txarrak produktibitatean eragina izan dezake, kudeaketa softwareak emandako aukera guztiak ez direlako aprobetxatzen.</text:span></text:p>
      <text:p text:style-name="P6"><text:soft-page-break/><text:span text:style-name="T4">ERP batek ematen dituen funtzionalitate guztiei etekinak ateratzeko, erabiltzaileak behar dituzten ezagutza guztiak garatu behar dituzte, eraginkortasun onenarekin errekurtsoak erabiltzeko. Hau ez bada lortzen, epe ertain edo luzera konturatuko gara gure ERP-ak ez dituela hasieran jarritako itxaropenak bete.</text:span></text:p>
      <text:p text:style-name="P6"><text:span text:style-name="T4">Horregatik oso garrantzitsua da ERP bat ezartzeko orduan egingo den inbertsioan, <text:s/>erabiltzaileen formakuntza eta gure kudeaketa sistema eguneratuta edukitzeko behar diren errekurtsoak aintzat hartzea. Mantenu kontratu eta eguneratzeak bezain garrantzitsua da, erabiltzaileen formakuntza. </text:span></text:p>
      <text:p text:style-name="P6"><text:span text:style-name="T4">Erabiltzailearen formakuntza ezin da gastu bat bezala hartu, alderantziz, zenbat eta ezagutza gehiago eduki produktibitatea handiagoa izango da. Baina ez bakarrik martxan jartzen denean, produktuaren bizi osoan, eguneratzeak eta arau berriak daudelako.</text:span></text:p>
      <text:p text:style-name="P6"><text:span text:style-name="T4">Erabiltzaileen datuak kontrolatzeko modulu bat sortu daiteke, adibidez kontaktuen informazio guztia lortzeko. Enpresa kontaktuak ez dute enpresaren informazioa bakarrik edukiko, baita beraien partaideena ere. Datu pertsonalak ere kontutan hartuko dira. Bai erabiltzaile arruntena, bai kontaktuena eta bai bezeroena.</text:span></text:p>
      <text:p text:style-name="P6"><text:span text:style-name="T4">Adibidez modulu honetan bezeroaren deiak erregistratu daitezke, zergatik egin den deia, bezeroa zenbat alditan etorri den enpresara, kontsulta teknikoak, … </text:span></text:p>
      <text:list xml:id="list140659415782378" text:continue-numbering="true" text:style-name="WWNum12">
        <text:list-item>
          <text:list>
            <text:list-item>
              <text:p text:style-name="P16"><text:span text:style-name="T1">Enpresa kudeaketarako behar diren zerrenda eta dokumentuak</text:span></text:p>
            </text:list-item>
          </text:list>
        </text:list-item>
      </text:list>
      <text:p text:style-name="P6"><text:span text:style-name="T4">Enpresa kudeaketarako behar diren dokumentuak, enpresa eta erakundeen barne kudeaketa modeloa erregulatzen dituzten tresna teknikoak dira eta erakundearen esparru osoan kalitatea kontrolatzen laguntzen dute. Baita ere, enpresarekin erlazionaturik dagoen guztia.</text:span></text:p>
      <text:p text:style-name="P6"><text:span text:style-name="T4">Ohikoenak hauek dira:</text:span></text:p>
      <text:list xml:id="list140659514890842" text:continue-list="list140659546966104" text:style-name="WWNum3">
        <text:list-item>
          <text:p text:style-name="P7">MOF: Manual de Organización y Funciones.</text:p>
        </text:list-item>
        <text:list-item>
          <text:p text:style-name="P7">ROF: Reglamento de Organización y Funciones.</text:p>
        </text:list-item>
        <text:list-item>
          <text:p text:style-name="P7">TUPA: Texto único de procedimientos Administrativos</text:p>
        </text:list-item>
        <text:list-item>
          <text:p text:style-name="P7">PEI: Plan estratégico Institucional</text:p>
        </text:list-item>
        <text:list-item>
          <text:p text:style-name="P7">MAPRO: Manual de Procedimientos Administrativos, Operativos.</text:p>
        </text:list-item>
        <text:list-item>
          <text:p text:style-name="P7">Directrices Institucionales (Historia, Misión Visión, Objetivos, Códigos de ética, Buen gobierno RSE, …).</text:p>
        </text:list-item>
        <text:list-item>
          <text:p text:style-name="P7">Recursos Humanos y Comunicación Interna.</text:p>
        </text:list-item>
        <text:list-item>
          <text:p text:style-name="P7">Relaciones Exteriores y Comunitarias.</text:p>
        </text:list-item>
        <text:list-item>
          <text:p text:style-name="P7">SHMA: Seguridad Higiene y Medio Ambiente</text:p>
        </text:list-item>
        <text:list-item>
          <text:p text:style-name="P7">Responsabilidad Medio Ambiental: Todas las acciones estratégicas de la empresa así como las iniciativas que busquen su mejor desempeño y éxito en la gestión deben ser debidamente descritas a través de documentos que sirvan como herramientas de trabajo cotidiano y que estandaricen la calidad de cada acción y/o iniciativa</text:p>
        </text:list-item>
      </text:list>
      <text:p text:style-name="P28"/>
      <text:list xml:id="list140659539816231" text:continue-list="list140659415782378" text:style-name="WWNum12">
        <text:list-item>
          <text:list>
            <text:list-item>
              <text:p text:style-name="P17"><text:span text:style-name="T1">Ariketak: </text:span><text:span text:style-name="T2">ERP eta CRM</text:span></text:p>
            </text:list-item>
          </text:list>
        </text:list-item>
      </text:list>
      <text:p text:style-name="P21"/>
      <text:p text:style-name="Standard">1.Zatia: <text:span text:style-name="T8">(Binaka burutzeko lanak)</text:span></text:p>
      <text:list xml:id="list343586432" text:style-name="WWNum20">
        <text:list-item>
          <text:p text:style-name="P22">Bilatu Interneten gaur egungo merkatuan dauden ERP-CRM sistema desberdinak. Zerrendatu aurkitutakoak eta zehaztu, libreak diren ala ez, prezioak, modularrak diren…</text:p>
        </text:list-item>
      </text:list>
      <text:p text:style-name="List_20_Paragraph"/>
      <text:list xml:id="list140658705025891" text:continue-numbering="true" text:style-name="WWNum20">
        <text:list-item>
          <text:p text:style-name="P22">Talde bakoitzari “1 zatian” aurkitutako ERP-CRM bat emango zaio. Kudeaketa sistema horren inguruan lan bat burutu beharko da. Azaldu sakon emandako ERP-a, dituen ezaugarriak aipatuz.</text:p>
        </text:list-item>
      </text:list>
      <text:p text:style-name="List_20_Paragraph"/>
      <text:list xml:id="list140659681046399" text:continue-numbering="true" text:style-name="WWNum20">
        <text:list-item>
          <text:p text:style-name="P22">Adierazi nolako izan beharko litzatekeen instalazioa zuen enpresan ( zuen enpresa: 200 langilez osatua, enpresak sortzen duen produktua zuek aukeratu.)</text:p>
        </text:list-item>
      </text:list>
      <text:p text:style-name="List_20_Paragraph"/>
      <text:p text:style-name="Standard"><text:bookmark text:name="_GoBack"/></text:p>
      <text:p text:style-name="Standard">2.Zatia <text:span text:style-name="T8">(Aurreko talde bakoitzetik kide bat hartuz hiruko taldeak osatu) Talde bakoitzean analizatzeko 3 Kudeaketa sistema edukitzeko:</text:span></text:p>
      <text:list text:style-name="WWNum21">
        <text:list-item>
          <text:p text:style-name="P23">Konparatu aurreko ariketan aurkitutako ERP-CRM sistema desberdinak, beraien berezitasun eta baldintzen arabera eta aukeratu argudiatuz ERP-CRM sistema bat.</text:p>
        </text:list-item>
      </text:list>
      <text:p text:style-name="P24"/>
      <text:p text:style-name="P25"/>
      <text:p text:style-name="P25"/>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libri2" svg:font-family="Calibri" style:font-adornments="Regular" style:font-family-generic="swiss"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s" fo:country="ES" style:letter-kerning="false" style:font-name-asian="F" style:font-size-asian="11pt" style:language-asian="es" style:country-asian="E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ES" style:letter-kerning="false" style:font-name-asian="F" style:font-size-asian="11pt" style:language-asian="es" style:country-asian="E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2" style:display-name="Heading 2" style:family="paragraph" style:parent-style-name="Standard" loext:linked-style-name="Título_20_2_20_Car" style:default-outline-level="2"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next-style-name="Standard" loext:linked-style-name="Título_20_3_20_Car" style:default-outline-level="3" style:list-style-name=""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Heading_20_5" style:display-name="Heading 5" style:family="paragraph" style:parent-style-name="Standard" style:next-style-name="Standard" loext:linked-style-name="Título_20_5_20_Car" style:default-outline-level="5" style:list-style-name="" style:class="text">
      <style:paragraph-properties fo:margin-top="0.353cm" fo:margin-bottom="0cm" style:contextual-spacing="false" fo:keep-together="always" fo:keep-with-next="always"/>
      <style:text-properties fo:color="#243f60" loext:opacity="100%" style:font-name="Cambria" fo:font-family="Cambria" style:font-family-generic="roman" style:font-pitch="variable" style:font-name-asian="F" style:font-family-generic-asian="system" style:font-pitch-asian="variable" style:font-name-complex="F"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loext:linked-style-name="Texto_20_de_20_globo_20_C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normal"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apple-converted-space"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Texto_20_de_20_globo_20_Car" style:display-name="Texto de globo C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Título_20_2_20_Car" style:display-name="Título 2 C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es" style:country-asian="ES" style:font-weight-asian="bold" style:font-name-complex="Times New Roman1" style:font-family-complex="'Times New Roman'" style:font-family-generic-complex="system" style:font-pitch-complex="variable" style:font-size-complex="18pt" style:font-weight-complex="bold"/>
    </style:style>
    <style:style style:name="Título_20_3_20_Car" style:display-name="Título 3 Car" style:family="text" style:parent-style-name="Default_20_Paragraph_20_Font">
      <style:text-properties fo:color="#4f81bd" loext:opacity="100%"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il_5f_ad" style:display-name="il_ad" style:family="text" style:parent-style-name="Default_20_Paragraph_20_Font"/>
    <style:style style:name="Título_20_5_20_Car" style:display-name="Título 5 Car" style:family="text" style:parent-style-name="Default_20_Paragraph_20_Font">
      <style:text-properties fo:color="#243f60" loext:opacity="100%" style:font-name="Cambria" fo:font-family="Cambria" style:font-family-generic="roman" style:font-pitch="variable" style:font-name-asian="F" style:font-family-generic-asian="system" style:font-pitch-asian="variable" style:font-name-complex="F"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asian="Calibri1" style:font-family-asian="Calibri" style:font-family-generic-asian="system" style:font-pitch-asian="variable" style:font-name-complex="F"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text-properties fo:font-size="12pt" style:font-size-asian="12pt"/>
    </style:style>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fo:font-size="10pt" style:font-size-asian="10pt"/>
    </style:style>
    <style:style style:name="ListLabel_20_119" style:display-name="ListLabel 119" style:family="text">
      <style:text-properties fo:font-size="10pt" style:font-size-asian="10pt"/>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text-properties fo:font-size="10pt" style:font-size-asian="10pt"/>
    </style:style>
    <style:style style:name="ListLabel_20_123" style:display-name="ListLabel 123" style:family="text">
      <style:text-properties fo:font-size="10pt" style:font-size-asian="10pt"/>
    </style:style>
    <style:style style:name="ListLabel_20_124" style:display-name="ListLabel 124" style:family="text">
      <style:text-properties fo:font-size="10pt" style:font-size-asian="10pt"/>
    </style:style>
    <style:style style:name="ListLabel_20_125" style:display-name="ListLabel 125" style:family="text">
      <style:text-properties fo:font-size="10pt" style:font-size-asian="10pt"/>
    </style:style>
    <style:style style:name="ListLabel_20_126" style:display-name="ListLabel 126" style:family="text">
      <style:text-properties fo:font-size="10pt" style:font-size-asian="10pt"/>
    </style:style>
    <style:style style:name="ListLabel_20_127" style:display-name="ListLabel 127" style:family="text">
      <style:text-properties fo:font-size="10pt" style:font-size-asian="10pt"/>
    </style:style>
    <style:style style:name="ListLabel_20_128" style:display-name="ListLabel 128" style:family="text">
      <style:text-properties fo:font-size="10pt" style:font-size-asian="10pt"/>
    </style:style>
    <style:style style:name="ListLabel_20_129" style:display-name="ListLabel 129" style:family="text">
      <style:text-properties fo:font-size="10pt" style:font-size-asian="10pt"/>
    </style:style>
    <style:style style:name="ListLabel_20_130" style:display-name="ListLabel 130" style:family="text">
      <style:text-properties fo:font-size="10pt" style:font-size-asian="10pt"/>
    </style:style>
    <style:style style:name="ListLabel_20_131" style:display-name="ListLabel 131" style:family="text">
      <style:text-properties fo:font-size="10pt" style:font-size-asian="10pt"/>
    </style:style>
    <style:style style:name="ListLabel_20_132" style:display-name="ListLabel 132" style:family="text">
      <style:text-properties fo:font-size="10pt" style:font-size-asian="10pt"/>
    </style:style>
    <style:style style:name="ListLabel_20_133" style:display-name="ListLabel 133" style:family="text">
      <style:text-properties fo:font-size="10pt" style:font-size-asian="10pt"/>
    </style:style>
    <style:style style:name="ListLabel_20_134" style:display-name="ListLabel 134" style:family="text">
      <style:text-properties fo:font-size="10pt" style:font-size-asian="10pt"/>
    </style:style>
    <style:style style:name="ListLabel_20_135" style:display-name="ListLabel 135" style:family="text">
      <style:text-properties fo:font-size="10pt" style:font-size-asian="10pt"/>
    </style:style>
    <style:style style:name="ListLabel_20_136" style:display-name="ListLabel 136" style:family="text">
      <style:text-properties fo:font-size="10pt" style:font-size-asian="10pt"/>
    </style:style>
    <style:style style:name="ListLabel_20_137" style:display-name="ListLabel 137" style:family="text">
      <style:text-properties fo:font-size="10pt" style:font-size-asian="10pt"/>
    </style:style>
    <style:style style:name="ListLabel_20_138" style:display-name="ListLabel 138" style:family="text">
      <style:text-properties fo:font-size="10pt" style:font-size-asian="10pt"/>
    </style:style>
    <style:style style:name="ListLabel_20_139" style:display-name="ListLabel 139" style:family="text">
      <style:text-properties fo:font-size="10pt" style:font-size-asian="10pt"/>
    </style:style>
    <style:style style:name="ListLabel_20_140" style:display-name="ListLabel 140" style:family="text">
      <style:text-properties fo:font-size="10pt" style:font-size-asian="10pt"/>
    </style:style>
    <style:style style:name="ListLabel_20_141" style:display-name="ListLabel 141" style:family="text">
      <style:text-properties fo:font-size="10pt" style:font-size-asian="10pt"/>
    </style:style>
    <style:style style:name="ListLabel_20_142" style:display-name="ListLabel 142" style:family="text">
      <style:text-properties fo:font-size="10pt" style:font-size-asian="10pt"/>
    </style:style>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text-properties fo:font-size="10pt" style:font-size-asian="10pt"/>
    </style:style>
    <style:style style:name="ListLabel_20_146" style:display-name="ListLabel 146" style:family="text">
      <style:text-properties fo:font-size="10pt" style:font-size-asian="10pt"/>
    </style:style>
    <style:style style:name="ListLabel_20_147" style:display-name="ListLabel 147" style:family="text">
      <style:text-properties fo:font-size="10pt" style:font-size-asian="10pt"/>
    </style:style>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ListLabel_20_154" style:display-name="ListLabel 154" style:family="text">
      <style:text-properties fo:font-size="10pt" style:font-size-asian="10pt"/>
    </style:style>
    <style:style style:name="ListLabel_20_155" style:display-name="ListLabel 155" style:family="text">
      <style:text-properties fo:font-size="10pt" style:font-size-asian="10pt"/>
    </style:style>
    <style:style style:name="ListLabel_20_156" style:display-name="ListLabel 156" style:family="text">
      <style:text-properties fo:font-size="10pt" style:font-size-asian="10pt"/>
    </style:style>
    <style:style style:name="ListLabel_20_157" style:display-name="ListLabel 157" style:family="text">
      <style:text-properties fo:font-size="10pt" style:font-size-asian="10pt"/>
    </style:style>
    <style:style style:name="ListLabel_20_158" style:display-name="ListLabel 158" style:family="text">
      <style:text-properties fo:font-size="10pt" style:font-size-asian="10pt"/>
    </style:style>
    <style:style style:name="ListLabel_20_159" style:display-name="ListLabel 159" style:family="text">
      <style:text-properties fo:font-size="10pt" style:font-size-asian="10pt"/>
    </style:style>
    <style:style style:name="ListLabel_20_160" style:display-name="ListLabel 160" style:family="text">
      <style:text-properties fo:font-size="10pt" style:font-size-asian="10pt"/>
    </style:style>
    <style:style style:name="ListLabel_20_161" style:display-name="ListLabel 161" style:family="text">
      <style:text-properties fo:font-size="10pt" style:font-size-asian="10pt"/>
    </style:style>
    <style:style style:name="ListLabel_20_162" style:display-name="ListLabel 162" style:family="text">
      <style:text-properties fo:font-size="10pt" style:font-size-asian="10pt"/>
    </style:style>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635cm" fo:margin-left="2.27cm"/>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fo:text-indent="-1.27cm" fo:margin-left="4.54cm"/>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1.27cm" fo:margin-left="6.175cm"/>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1.905cm" fo:margin-left="8.446cm"/>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fo:text-indent="-1.905cm" fo:margin-left="10.081cm"/>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fo:text-indent="-2.54cm" fo:margin-left="12.351cm"/>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fo:text-indent="-2.54cm" fo:margin-left="13.986cm"/>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fo:text-indent="-2.54cm" fo:margin-left="15.62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2.635cm"/>
        </style:list-level-properties>
        <style:text-properties style:font-name="Calibri2"/>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3.905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5.175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6.445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7.71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8.985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10.255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1.525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2.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text:style-name="ListLabel_20_67" loext:num-list-format="%1%.%2%.%3%.%4%" style:num-format="1" text:display-levels="4">
        <style:list-level-properties text:list-level-position-and-space-mode="label-alignment">
          <style:list-level-label-alignment text:label-followed-by="listtab" fo:text-indent="-1.27cm" fo:margin-left="3.81cm"/>
        </style:list-level-properties>
      </text:list-level-style-number>
      <text:list-level-style-number text:level="5" text:style-name="ListLabel_20_68" loext:num-list-format="%1%.%2%.%3%.%4%.%5%" style:num-format="1" text:display-levels="5">
        <style:list-level-properties text:list-level-position-and-space-mode="label-alignment">
          <style:list-level-label-alignment text:label-followed-by="listtab" fo:text-indent="-1.905cm" fo:margin-left="5.08cm"/>
        </style:list-level-properties>
      </text:list-level-style-number>
      <text:list-level-style-number text:level="6" text:style-name="ListLabel_20_69" loext:num-list-format="%1%.%2%.%3%.%4%.%5%.%6%" style:num-format="1" text:display-levels="6">
        <style:list-level-properties text:list-level-position-and-space-mode="label-alignment">
          <style:list-level-label-alignment text:label-followed-by="listtab" fo:text-indent="-1.905cm" fo:margin-left="5.715cm"/>
        </style:list-level-properties>
      </text:list-level-style-number>
      <text:list-level-style-number text:level="7" text:style-name="ListLabel_20_70" loext:num-list-format="%1%.%2%.%3%.%4%.%5%.%6%.%7%" style:num-format="1" text:display-levels="7">
        <style:list-level-properties text:list-level-position-and-space-mode="label-alignment">
          <style:list-level-label-alignment text:label-followed-by="listtab" fo:text-indent="-2.54cm" fo:margin-left="6.985cm"/>
        </style:list-level-properties>
      </text:list-level-style-number>
      <text:list-level-style-number text:level="8" text:style-name="ListLabel_20_71" loext:num-list-format="%1%.%2%.%3%.%4%.%5%.%6%.%7%.%8%" style:num-format="1" text:display-levels="8">
        <style:list-level-properties text:list-level-position-and-space-mode="label-alignment">
          <style:list-level-label-alignment text:label-followed-by="listtab" fo:text-indent="-2.54cm" fo:margin-left="7.62cm"/>
        </style:list-level-properties>
      </text:list-level-style-number>
      <text:list-level-style-number text:level="9" text:style-name="ListLabel_20_72" loext:num-list-format="%1%.%2%.%3%.%4%.%5%.%6%.%7%.%8%.%9%" style:num-format="1" text:display-levels="9">
        <style:list-level-properties text:list-level-position-and-space-mode="label-alignment">
          <style:list-level-label-alignment text:label-followed-by="listtab" fo:text-indent="-2.54cm" fo:margin-left="8.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2.635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3.905cm"/>
        </style:list-level-properties>
        <style:text-properties style:font-name="Courier New1"/>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5.175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6.445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7.715cm"/>
        </style:list-level-properties>
        <style:text-properties style:font-name="Courier New1"/>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8.985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10.255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1.525cm"/>
        </style:list-level-properties>
        <style:text-properties style:font-name="Courier New1"/>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2.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2.635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3.905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5.175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6.445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7.71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8.98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10.255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1.525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2.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2.635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3.905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5.175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6.445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7.71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8.985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10.255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1.525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2.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01" loext:num-list-format="%1%.%2%." style:num-suffix="." style:num-format="1" text:start-value="2" text:display-levels="2">
        <style:list-level-properties text:list-level-position-and-space-mode="label-alignment">
          <style:list-level-label-alignment text:label-followed-by="listtab" fo:text-indent="-1.27cm" fo:margin-left="2.27cm"/>
        </style:list-level-properties>
      </text:list-level-style-number>
      <text:list-level-style-number text:level="3" text:style-name="ListLabel_20_102" loext:num-list-format="%1%.%2%.%3%." style:num-suffix="." style:num-format="1" text:display-levels="3">
        <style:list-level-properties text:list-level-position-and-space-mode="label-alignment">
          <style:list-level-label-alignment text:label-followed-by="listtab" fo:text-indent="-1.27cm" fo:margin-left="3.27cm"/>
        </style:list-level-properties>
      </text:list-level-style-number>
      <text:list-level-style-number text:level="4" text:style-name="ListLabel_20_103" loext:num-list-format="%1%.%2%.%3%.%4%." style:num-suffix="." style:num-format="1" text:display-levels="4">
        <style:list-level-properties text:list-level-position-and-space-mode="label-alignment">
          <style:list-level-label-alignment text:label-followed-by="listtab" fo:text-indent="-1.905cm" fo:margin-left="4.905cm"/>
        </style:list-level-properties>
      </text:list-level-style-number>
      <text:list-level-style-number text:level="5" text:style-name="ListLabel_20_104" loext:num-list-format="%1%.%2%.%3%.%4%.%5%." style:num-suffix="." style:num-format="1" text:display-levels="5">
        <style:list-level-properties text:list-level-position-and-space-mode="label-alignment">
          <style:list-level-label-alignment text:label-followed-by="listtab" fo:text-indent="-1.905cm" fo:margin-left="5.906cm"/>
        </style:list-level-properties>
      </text:list-level-style-number>
      <text:list-level-style-number text:level="6" text:style-name="ListLabel_20_105" loext:num-list-format="%1%.%2%.%3%.%4%.%5%.%6%." style:num-suffix="." style:num-format="1" text:display-levels="6">
        <style:list-level-properties text:list-level-position-and-space-mode="label-alignment">
          <style:list-level-label-alignment text:label-followed-by="listtab" fo:text-indent="-2.54cm" fo:margin-left="7.541cm"/>
        </style:list-level-properties>
      </text:list-level-style-number>
      <text:list-level-style-number text:level="7" text:style-name="ListLabel_20_106" loext:num-list-format="%1%.%2%.%3%.%4%.%5%.%6%.%7%." style:num-suffix="." style:num-format="1" text:display-levels="7">
        <style:list-level-properties text:list-level-position-and-space-mode="label-alignment">
          <style:list-level-label-alignment text:label-followed-by="listtab" fo:text-indent="-2.54cm" fo:margin-left="8.541cm"/>
        </style:list-level-properties>
      </text:list-level-style-number>
      <text:list-level-style-number text:level="8" text:style-name="ListLabel_20_107" loext:num-list-format="%1%.%2%.%3%.%4%.%5%.%6%.%7%.%8%." style:num-suffix="." style:num-format="1" text:display-levels="8">
        <style:list-level-properties text:list-level-position-and-space-mode="label-alignment">
          <style:list-level-label-alignment text:label-followed-by="listtab" fo:text-indent="-3.175cm" fo:margin-left="10.176cm"/>
        </style:list-level-properties>
      </text:list-level-style-number>
      <text:list-level-style-number text:level="9" text:style-name="ListLabel_20_108" loext:num-list-format="%1%.%2%.%3%.%4%.%5%.%6%.%7%.%8%.%9%." style:num-suffix="." style:num-format="1" text:display-levels="9">
        <style:list-level-properties text:list-level-position-and-space-mode="label-alignment">
          <style:list-level-label-alignment text:label-followed-by="listtab" fo:text-indent="-3.175cm" fo:margin-left="11.17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o" style:num-suffix="o"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ListLabel_20_11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o" style:num-suffix="o"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ListLabel_20_12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o" style:num-suffix="o"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ListLabel_20_13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o" style:num-suffix="o"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ListLabel_20_14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o" style:num-suffix="o"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ListLabel_20_15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A" style:num-letter-sync="true">
        <style:list-level-properties text:list-level-position-and-space-mode="label-alignment">
          <style:list-level-label-alignment text:label-followed-by="listtab" fo:text-indent="-0.635cm" fo:margin-left="2.635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3.905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5.175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6.445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7.71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8.985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10.255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1.525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2.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style:tab-stops>
          <style:tab-stop style:position="7.5cm" style:type="center"/>
          <style:tab-stop style:position="16.503cm" style:type="right"/>
        </style:tab-stops>
      </style:paragraph-properties>
    </style:style>
    <style:style style:name="MT1" style:family="text">
      <style:text-properties fo:font-size="10pt" style:font-size-asian="10pt" style:font-size-complex="10pt"/>
    </style:style>
    <style:page-layout style:name="Mpm1">
      <style:page-layout-properties fo:page-width="21.001cm" fo:page-height="29.7cm" style:num-format="1" style:print-orientation="portrait" fo:margin-top="2.499cm" fo:margin-bottom="1.249cm" fo:margin-left="2cm" fo:margin-right="2.247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ENPRESA KUDEAKETARAKO SISTEMAK</text:span><text:tab/><text:tab/><text:page-number text:select-page="current">10</text:page-number></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Urko</meta:initial-creator>
    <meta:editing-cycles>3</meta:editing-cycles>
    <meta:creation-date>2019-09-04T10:56:00</meta:creation-date>
    <dc:date>2022-09-14T14:06:58.137000000</dc:date>
    <meta:editing-duration>PT28M58S</meta:editing-duration>
    <meta:generator>LibreOffice/7.4.0.3$Windows_X86_64 LibreOffice_project/f85e47c08ddd19c015c0114a68350214f7066f5a</meta:generator>
    <meta:document-statistic meta:table-count="0" meta:image-count="0" meta:object-count="0" meta:page-count="10" meta:paragraph-count="187" meta:word-count="2768" meta:character-count="21677" meta:non-whitespace-character-count="19171"/>
    <meta:user-defined meta:name="AppVersion">14.0000</meta:user-defined>
    <meta:template xlink:type="simple" xlink:actuate="onRequest" xlink:title="Normal" xlink:href=""/>
  </office:meta>
</office:document-meta>
</file>